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89cm" fo:margin-left="-0.191cm" fo:margin-top="0cm" fo:margin-bottom="0cm" table:align="left" style:writing-mode="lr-tb"/>
    </style:style>
    <style:style style:name="Table1.A" style:family="table-column">
      <style:table-column-properties style:column-width="2.475cm"/>
    </style:style>
    <style:style style:name="Table1.B" style:family="table-column">
      <style:table-column-properties style:column-width="13.11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0.5pt solid #00000a" fo:border-bottom="0.5pt solid #00000a"/>
    </style:style>
    <style:style style:name="Table1.A7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margin-left="2.498cm" fo:margin-right="0cm" fo:text-indent="-2.498c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Header">
      <style:paragraph-properties fo:text-align="end" style:justify-single-word="false"/>
      <style:text-properties officeooo:rsid="000cacb1" officeooo:paragraph-rsid="000cacb1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onceptos.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RPC:</text:span></text:p>
          </table:table-cell>
          <table:table-cell table:style-name="Table1.A1" office:value-type="string">
            <text:p text:style-name="P2"><text:span text:style-name="T2">Llamada a protocolo de procedimiento remoto. Este protocolo permite a una aplicación de computadora ejecutar código en otra sin tener que preocuparse por la comunicación entre las maquinas.</text:span></text:p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<text:span text:style-name="T1">RMI:</text:span></text:p>
          </table:table-cell>
          <table:table-cell table:style-name="Table1.A2" office:value-type="string">
            <text:p text:style-name="P2"><text:span text:style-name="T2">(Java Remote Method Invocation) Paquete de Java que permite manejar objetos (y sus respectivos métodos) de manera remota, para usar los recursos del servidor de forma transparente.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">COM:</text:span></text:p>
          </table:table-cell>
          <table:table-cell table:style-name="Table1.A2" office:value-type="string">
            <text:p text:style-name="P2"><text:span text:style-name="T2">Sistema de tipo DOS que da nombre a un puerto de conexión serial. DOS soporta cuatro puertos seriales lo cuales comparten dos únicas líneas IRQ.</text:span></text:p>
            <text:p text:style-name="P2"><text:span text:style-name="T2"><text:line-break/>El componente de objeto modelo es una interfaz estándar para la programación orientada a componentes, permite la comunicación entre procesos, y la creación dinámica de objetos de múltiples lenguajes. </text:span></text:p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<text:span text:style-name="T1">DCOM:</text:span></text:p>
          </table:table-cell>
          <table:table-cell table:style-name="Table1.A2" office:value-type="string">
            <text:p text:style-name="P2"><text:span text:style-name="T2">Modelo de objetos de componentes distribuidos. Es una tecnología de Microsoft que extiende de COM, y permite desarrollar componentes de software distribuidos sobre múltiples computadoras que se intercomunicación. </text:span></text:p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<text:bookmark text:name="_GoBack"/><text:span text:style-name="T1">COBRA:</text:span></text:p>
          </table:table-cell>
          <table:table-cell table:style-name="Table1.A2" office:value-type="string">
            <text:p text:style-name="P2"><text:span text:style-name="T2">Common Object Request Broker. Es un estándar de arquitectura que permite que diversos componentes de software escritos en diferentes lenguajes y que corren en diferentes maquinas puedan trabajar juntos. Es decir, facilita el desarrolla de aplicaciones distribuidas.</text:span></text:p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<text:span text:style-name="T1">Enterprise Java Bean:</text:span></text:p>
          </table:table-cell>
          <table:table-cell table:style-name="Table1.A2" office:value-type="string">
            <text:p text:style-name="P2"><text:span text:style-name="T2">API de java que forma parte del estándar de construcción de aplicaciones empresariales J2EE. Y especifica como los servidores proveen objetos desde su lado. Esta API emplea COBRA en la comunicación remota.</text:span></text:p>
            <text:p text:style-name="P3"/>
          </table:table-cell>
        </table:table-row>
        <table:table-row table:style-name="Table1.1">
          <table:table-cell table:style-name="Table1.A7" office:value-type="string">
            <text:p text:style-name="P2"><text:span text:style-name="T1">WCF:</text:span></text:p>
          </table:table-cell>
          <table:table-cell table:style-name="Table1.A7" office:value-type="string">
            <text:p text:style-name="P2"><text:span text:style-name="T2">Es un marco de trabajo para aplicaciones orientadas a servicios. Con WCF es posible evitar datos como mensajes asíncronos de un extremo del servidor a otro. WCF soporta mensajes tan complejos como una palabra enviada en XML, a una secuencia de datos binarios.</text:span></text:p>
          </table:table-cell>
        </table:table-row>
      </table:table>
      <text:p text:style-name="Standard"><text:span text:style-name="T2"><text:tab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cacb1" officeooo:paragraph-rsid="000cacb1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Eduardo Loyo Mart<text:span text:style-name="MT1">ínez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raTunderFrozen</meta:initial-creator>
    <meta:editing-cycles>105</meta:editing-cycles>
    <meta:print-date>2015-02-18T15:51:00</meta:print-date>
    <meta:creation-date>2015-02-18T14:50:00</meta:creation-date>
    <dc:date>2015-03-21T16:29:48.809882474</dc:date>
    <meta:editing-duration>PT3M28S</meta:editing-duration>
    <meta:generator>LibreOffice/4.3.5.2.0$Linux_X86_64 LibreOffice_project/430$Build-2</meta:generator>
    <meta:document-statistic meta:table-count="1" meta:image-count="0" meta:object-count="0" meta:page-count="1" meta:paragraph-count="18" meta:word-count="262" meta:character-count="1736" meta:non-whitespace-character-count="14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